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9-24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7-30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6-27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2-16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8-1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5-3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1-01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7144" calcext:value-type="float">
            <text:p>14.4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4848" calcext:value-type="float">
            <text:p>14.4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8-17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8-1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5-1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8-31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6-22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6-16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5-31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2-28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1-0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1616" calcext:value-type="float">
            <text:p>13.6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8-12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5-05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3-10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1-17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1-0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9-29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404</text:p>
          </table:table-cell>
          <table:table-cell office:value-type="string" calcext:value-type="string">
            <text:p>OGAL nr Dodge Center, Pheasants Forever WMA</text:p>
          </table:table-cell>
          <table:table-cell office:value-type="string" calcext:value-type="string">
            <text:p>2019-12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792" meta:object-count="0"/>
    <meta:user-defined meta:name="AppVersion">3.0</meta:user-defined>
  </office:meta>
</office:document-meta>
</file>